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Chicago State (1-2)</text:p>
          </table:table-cell>
          <table:table-cell office:value-type="string">
            <text:p>24</text:p>
          </table:table-cell>
          <table:table-cell office:value-type="string">
            <text:p>21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Western Illinois (2-0)</text:p>
          </table:table-cell>
          <table:table-cell office:value-type="string">
            <text:p>26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Chicago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41</text:p>
          </table:table-cell>
          <table:table-cell office:value-type="string">
            <text:p>.12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9</text:p>
          </table:table-cell>
          <table:table-cell office:value-type="string">
            <text:p>.15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46</text:p>
          </table:table-cell>
          <table:table-cell office:value-type="string">
            <text:p>.152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40</text:p>
          </table:table-cell>
          <table:table-cell office:value-type="string">
            <text:p>.32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33</text:p>
          </table:table-cell>
          <table:table-cell office:value-type="string">
            <text:p>.30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41</text:p>
          </table:table-cell>
          <table:table-cell office:value-type="string">
            <text:p>.171</text:p>
          </table:table-cell>
        </table:table-row>
      </table:table>
      <table:table table:name="Sheet 2">
        <table:table-row>
          <table:table-cell office:value-type="string">
            <text:p>Chicago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Farris, Summer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dams, Lacee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Olapo, Ebu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Klavitter, Meg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Carvajal, Carmen 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40</text:p>
          </table:table-cell>
          <table:table-cell office:value-type="string">
            <text:p>.35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Dela Cruz, Lauryn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44</text:p>
          </table:table-cell>
          <table:table-cell office:value-type="string">
            <text:p>.068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Cliff, Alexandria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-.05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Eyring, Paige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-.0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1</text:p>
          </table:table-cell>
          <table:table-cell office:value-type="string">
            <text:p>23</text:p>
          </table:table-cell>
          <table:table-cell office:value-type="string">
            <text:p>126</text:p>
          </table:table-cell>
          <table:table-cell office:value-type="string">
            <text:p>.143</text:p>
          </table:table-cell>
          <table:table-cell office:value-type="string">
            <text:p>3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55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2.0</text:p>
          </table:table-cell>
        </table:table-row>
      </table:table>
      <table:table table:name="Sheet 3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.37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29</text:p>
          </table:table-cell>
          <table:table-cell office:value-type="string">
            <text:p>.20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6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.4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9</text:p>
          </table:table-cell>
          <table:table-cell office:value-type="string">
            <text:p>.10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1</text:p>
          </table:table-cell>
          <table:table-cell office:value-type="string">
            <text:p>11</text:p>
          </table:table-cell>
          <table:table-cell office:value-type="string">
            <text:p>114</text:p>
          </table:table-cell>
          <table:table-cell office:value-type="string">
            <text:p>.263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55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8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